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e950" officeooo:paragraph-rsid="0009e950"/>
    </style:style>
    <style:style style:name="P2" style:family="paragraph" style:parent-style-name="Standard">
      <style:paragraph-properties fo:text-align="start" style:justify-single-word="false"/>
      <style:text-properties officeooo:rsid="0009e950" officeooo:paragraph-rsid="0009e950"/>
    </style:style>
    <style:style style:name="P3" style:family="paragraph" style:parent-style-name="Standard" style:list-style-name="L5">
      <style:paragraph-properties fo:text-align="start" style:justify-single-word="false"/>
      <style:text-properties officeooo:rsid="0009e950" officeooo:paragraph-rsid="0009e950"/>
    </style:style>
    <style:style style:name="P4" style:family="paragraph" style:parent-style-name="Standard" style:list-style-name="L6">
      <style:paragraph-properties fo:text-align="start" style:justify-single-word="false"/>
      <style:text-properties officeooo:rsid="0009e950" officeooo:paragraph-rsid="0009e950"/>
    </style:style>
    <style:style style:name="P5" style:family="paragraph" style:parent-style-name="Standard">
      <style:paragraph-properties fo:text-align="center" style:justify-single-word="false"/>
      <style:text-properties officeooo:paragraph-rsid="0009e950"/>
    </style:style>
    <style:style style:name="P6" style:family="paragraph" style:parent-style-name="Standard" style:list-style-name="L5">
      <style:paragraph-properties fo:text-align="start" style:justify-single-word="false"/>
      <style:text-properties officeooo:paragraph-rsid="0009e950"/>
    </style:style>
    <style:style style:name="P7" style:family="paragraph" style:parent-style-name="Standard" style:list-style-name="L6">
      <style:paragraph-properties fo:text-align="start" style:justify-single-word="false"/>
      <style:text-properties officeooo:paragraph-rsid="000a644b"/>
    </style:style>
    <style:style style:name="T1" style:family="text">
      <style:text-properties officeooo:rsid="0009e950"/>
    </style:style>
    <style:style style:name="T2" style:family="text">
      <style:text-properties fo:font-weight="bold" style:font-weight-asian="bold" style:font-weight-complex="bold"/>
    </style:style>
    <style:style style:name="T3" style:family="text">
      <style:text-properties officeooo:rsid="000a644b"/>
    </style:style>
    <style:style style:name="T4" style:family="text">
      <style:text-properties officeooo:rsid="000c51cd"/>
    </style:style>
    <style:style style:name="T5" style:family="text">
      <style:text-properties officeooo:rsid="000e0f3c"/>
    </style:style>
    <style:style style:name="T6" style:family="text">
      <style:text-properties officeooo:rsid="000e54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Documentation A* algorithm</text:span></text:p>
      <text:p text:style-name="P1">Blahovici Andrei-Eusebiu, University of Bucharest, group 241</text:p>
      <text:p text:style-name="P1"/>
      <text:list xml:id="list2479426311" text:style-name="L5">
        <text:list-item>
          <text:p text:style-name="P3"><text:span text:style-name="T2">Running the program</text:span>:</text:p>
          <text:p text:style-name="P3"/>
          <text:p text:style-name="P6"><text:span text:style-name="T1">To run the program with the appropriate parameters, run the command in the following format:</text:span></text:p>
          <text:p text:style-name="P6"/>
          <text:p text:style-name="P6"><text:tab/><text:span text:style-name="T1">python3 main.py INPUT OUTPUT NSOL TIMEOUT</text:span></text:p>
          <text:p text:style-name="P6"/>
          <text:p text:style-name="P6"><text:tab/><text:span text:style-name="T1">Where INPUT is the folder that contains the input files, OUTPUT is the folder that will contain the file outputs, NSOL is the number of solutions to print for every algorithm and TIMEOUT is the maximum duration of an algorithm.</text:span></text:p>
          <text:p text:style-name="P6"><text:tab/></text:p>
          <text:p text:style-name="P6"><text:tab/><text:span text:style-name="T1">Example:</text:span></text:p>
          <text:p text:style-name="P6"/>
          <text:p text:style-name="P6"><text:tab/><text:span text:style-name="T1">python3 main.py input output 4 12.5</text:span></text:p>
        </text:list-item>
      </text:list>
      <text:p text:style-name="P2"/>
      <text:p text:style-name="P2">2. <text:s/><text:tab/><text:span text:style-name="T2">Heuristics</text:span>:</text:p>
      <text:p text:style-name="P2"/>
      <text:list xml:id="list2672767990" text:style-name="L6">
        <text:list-item>
          <text:p text:style-name="P4">trivial: check if the current scope is goal</text:p>
        </text:list-item>
        <text:list-item>
          <text:p text:style-name="P4">admissible 1: manhattan distance; admissible because the manhattan distance is the shortest distance from the current node to the goal and cannot be larger than the actual distance.</text:p>
        </text:list-item>
        <text:list-item>
          <text:p text:style-name="P4"><text:span text:style-name="T3">a</text:span>dmissible 2: <text:span text:style-name="T6">euclidean distance; euclidean distance &lt;= manhattan distance</text:span></text:p>
        </text:list-item>
        <text:list-item>
          <text:p text:style-name="P7"><text:span text:style-name="T3">non-admissible: </text:span><text:span text:style-name="T5">10 * manhattan distance:</text:span><text:span text:style-name="T3"> <text:s/></text:span><text:span text:style-name="T4">if the actual distance to the goal is for example equal to the manhattan distance </text:span><text:span text:style-name="T5">t</text:span><text:span text:style-name="T4">hen the heuristic is not less than or equal to the real distance so this heuristic is non-admissibl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8T23:23:44.925717684</meta:creation-date>
    <dc:date>2021-06-09T01:04:35.511145171</dc:date>
    <meta:editing-duration>PT1H19M59S</meta:editing-duration>
    <meta:editing-cycles>3</meta:editing-cycles>
    <meta:generator>LibreOffice/6.4.7.2$Linux_X86_64 LibreOffice_project/40$Build-2</meta:generator>
    <meta:document-statistic meta:table-count="0" meta:image-count="0" meta:object-count="0" meta:page-count="1" meta:paragraph-count="14" meta:word-count="171" meta:character-count="1059" meta:non-whitespace-character-count="898"/>
  </office:meta>
</office:document-meta>
</file>